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8000001F3E249A906D7680F54.png" manifest:media-type="image/png"/>
  <manifest:file-entry manifest:full-path="Pictures/1000020100000288000000B4B4E6BB81D0460856.png" manifest:media-type="image/png"/>
  <manifest:file-entry manifest:full-path="Pictures/10000201000003040000044E754137E523011B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7.12cm" svg:x="1.112cm" svg:y="1.356cm">
          <draw:image xlink:href="Pictures/10000201000003040000044E754137E523011B50.png" xlink:type="simple" xlink:show="embed" xlink:actuate="onLoad">
            <text:p/>
          </draw:image>
        </draw:frame>
        <draw:frame draw:style-name="gr1" draw:text-style-name="P1" draw:layer="layout" svg:width="19.139cm" svg:height="5.309cm" draw:transform="skewX (0.0478220215046446) rotate (-0.000872664625997355) translate (0.497cm 23.107cm)">
          <draw:image xlink:href="Pictures/1000020100000288000000B4B4E6BB81D0460856.png" xlink:type="simple" xlink:show="embed" xlink:actuate="onLoad">
            <text:p/>
          </draw:image>
        </draw:frame>
        <draw:frame draw:style-name="gr1" draw:text-style-name="P1" draw:layer="layout" svg:width="14.604cm" svg:height="13.202cm" svg:x="0.747cm" svg:y="10.277cm">
          <draw:image xlink:href="Pictures/1000020100000228000001F3E249A906D7680F5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0:43:13.931099790</meta:creation-date>
    <dc:date>2018-09-24T10:59:15.089405338</dc:date>
    <meta:editing-duration>PT5M59S</meta:editing-duration>
    <meta:editing-cycles>1</meta:editing-cycles>
    <meta:document-statistic meta:object-count="3"/>
    <meta:generator>LibreOffice/5.1.6.2$Linux_X86_64 LibreOffice_project/10m0$Build-2</meta:generator>
  </office:meta>
</office:document-meta>
</file>